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3feb" officeooo:paragraph-rsid="001d3feb"/>
    </style:style>
    <style:style style:name="P2" style:family="paragraph" style:parent-style-name="Standard">
      <style:text-properties officeooo:rsid="001f138a" officeooo:paragraph-rsid="001f138a"/>
    </style:style>
    <style:style style:name="P3" style:family="paragraph" style:parent-style-name="Standard">
      <style:text-properties officeooo:rsid="00229dc6" officeooo:paragraph-rsid="00229dc6"/>
    </style:style>
    <style:style style:name="P4" style:family="paragraph" style:parent-style-name="Standard">
      <style:text-properties officeooo:rsid="00229dc6" officeooo:paragraph-rsid="002316c8"/>
    </style:style>
    <style:style style:name="T1" style:family="text">
      <style:text-properties officeooo:rsid="001f138a"/>
    </style:style>
    <style:style style:name="T2" style:family="text">
      <style:text-properties officeooo:rsid="001ff2b9"/>
    </style:style>
    <style:style style:name="T3" style:family="text">
      <style:text-properties officeooo:rsid="002316c8"/>
    </style:style>
    <style:style style:name="T4" style:family="text">
      <style:text-properties fo:color="#c0c0c0"/>
    </style:style>
    <style:style style:name="T5" style:family="text">
      <style:text-properties fo:color="#c0c0c0" officeooo:rsid="002316c8"/>
    </style:style>
    <style:style style:name="T6" style:family="text">
      <style:text-properties fo:color="#c0c0c0" officeooo:rsid="00256a9f"/>
    </style:style>
    <style:style style:name="T7" style:family="text">
      <style:text-properties fo:color="#c0c0c0" officeooo:rsid="00275467"/>
    </style:style>
    <style:style style:name="T8" style:family="text">
      <style:text-properties fo:color="#008000"/>
    </style:style>
    <style:style style:name="T9" style:family="text">
      <style:text-properties fo:color="#008000" officeooo:rsid="002316c8"/>
    </style:style>
    <style:style style:name="T10" style:family="text">
      <style:text-properties fo:color="#800000" officeooo:rsid="00256a9f"/>
    </style:style>
    <style:style style:name="T11" style:family="text">
      <style:text-properties fo:color="#000000" officeooo:rsid="00256a9f"/>
    </style:style>
    <style:style style:name="T12" style:family="text">
      <style:text-properties fo:color="#000000" officeooo:rsid="00275467"/>
    </style:style>
    <style:style style:name="T13" style:family="text">
      <style:text-properties fo:color="#000000" officeooo:rsid="002316c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ion 1.</text:p>
      <text:p text:style-name="P1">- <text:span text:style-name="T1">Geometry engine, initialise les buffers et créer et affiche la géométrie.</text:span></text:p>
      <text:p text:style-name="P2">MainWidget : <text:span text:style-name="T2">défini le contexte OpenGL, il est aussi résponsable de l’initialisation de openGL. Il réalise la boucle de rendu principale. C’est aussi dans cette partie que sont gérés les inputs, les shaders, </text:span></text:p>
      <text:p text:style-name="P1"/>
      <text:p text:style-name="P1">- Fshader : sample une texture</text:p>
      <text:p text:style-name="P1"><text:s/>Vshader : projette la géométry selon la matrice MVP</text:p>
      <text:p text:style-name="P1"/>
      <text:p text:style-name="P3">Question 2 :</text:p>
      <text:p text:style-name="P3">- void<text:tab/>GeometryEngine::initCubeGeometry()</text:p>
      <text:p text:style-name="P3"><text:tab/>Initialise le vertex buffer &amp; l’indice buffer</text:p>
      <text:p text:style-name="P3"/>
      <text:p text:style-name="P4">- <text:span text:style-name="T3">void<text:tab/>GeometryEngine::drawCubeGeometry(QOpenGLShaderProgram<text:tab/>*program)</text:span></text:p>
      <text:p text:style-name="Standard"><text:tab/><text:span text:style-name="T3">Il commence par bind les buffers (indexes &amp; vertex), puis il recupere la postion des attributs de coordonnées de textures &amp; d’attributs</text:span><text:span text:style-name="T5">. </text:span><text:span text:style-name="T12">Et on bind</text:span><text:span text:style-name="T13"> </text:span><text:span text:style-name="T11">Puis il affiche le cube.</text:span></text:p>
      <text:p text:style-name="P4"><text:span text:style-name="T9"/></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5T10:38:06.405430217</meta:creation-date>
    <dc:date>2017-09-15T11:11:45.227101921</dc:date>
    <meta:editing-duration>PT33M34S</meta:editing-duration>
    <meta:editing-cycles>10</meta:editing-cycles>
    <meta:generator>LibreOffice/5.1.6.2$Linux_X86_64 LibreOffice_project/10m0$Build-2</meta:generator>
    <meta:document-statistic meta:table-count="0" meta:image-count="0" meta:object-count="0" meta:page-count="1" meta:paragraph-count="10" meta:word-count="109" meta:character-count="718" meta:non-whitespace-character-count="615"/>
  </office:meta>
</office:document-meta>
</file>